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svg:stroke-color="#000000" draw:textarea-vertical-align="middl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dc2300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0" draw:id="id10" draw:layer="layout" svg:width="2.077cm" svg:height="1.661cm" svg:x="0.076cm" svg:y="1.213cm">
          <draw:text-box>
            <text:p text:style-name="P1"><text:span text:style-name="T1">Portlet</text:span></text:p>
            <text:p text:style-name="P1"><text:span text:style-name="T1">Action</text:span></text:p>
            <text:p text:style-name="P1"><text:span text:style-name="T1">Request</text:span></text:p>
          </draw:text-box>
        </draw:frame>
        <draw:custom-shape draw:style-name="gr2" draw:text-style-name="P1" xml:id="id1" draw:id="id1" draw:layer="layout" svg:width="3.302cm" svg:height="3.556cm" svg:x="8.027cm" svg:y="0.27cm">
          <text:p text:style-name="P1">Restore</text:p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329cm" svg:y1="2.048cm" svg:x2="12.045cm" svg:y2="2.048cm" draw:start-shape="id1" draw:start-glue-point="1" draw:end-shape="id2" draw:end-glue-point="3" svg:d="M11329 2048h716" svg:viewBox="0 0 717 1">
          <text:p/>
        </draw:connector>
        <draw:custom-shape draw:style-name="gr2" draw:text-style-name="P1" xml:id="id2" draw:id="id2" draw:layer="layout" svg:width="3.302cm" svg:height="3.556cm" svg:x="12.045cm" svg:y="0.27cm">
          <text:p text:style-name="P1">Apply</text:p>
          <text:p text:style-name="P1">Request</text:p>
          <text:p text:style-name="P1">Value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302cm" svg:height="3.556cm" svg:x="16.045cm" svg:y="0.27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302cm" svg:height="3.556cm" svg:x="20.045cm" svg:y="0.27cm">
          <text:p text:style-name="P1">Process</text:p>
          <text:p text:style-name="P1">Valida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347cm" svg:y1="2.048cm" svg:x2="16.045cm" svg:y2="2.048cm" draw:start-shape="id2" draw:start-glue-point="1" draw:end-shape="id3" draw:end-glue-point="3" svg:d="M15347 2048h698" svg:viewBox="0 0 699 1">
          <text:p/>
        </draw:connector>
        <draw:connector draw:style-name="gr3" draw:text-style-name="P1" draw:layer="layout" draw:type="line" svg:x1="19.347cm" svg:y1="2.048cm" svg:x2="20.045cm" svg:y2="2.048cm" draw:start-shape="id3" draw:start-glue-point="1" draw:end-shape="id4" draw:end-glue-point="3" svg:d="M19347 2048h698" svg:viewBox="0 0 699 1">
          <text:p/>
        </draw:connector>
        <draw:custom-shape draw:style-name="gr4" draw:text-style-name="P3" xml:id="id5" draw:id="id5" draw:layer="layout" svg:width="3.302cm" svg:height="3.556cm" svg:x="24.045cm" svg:y="0.27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347cm" svg:y1="2.048cm" svg:x2="24.045cm" svg:y2="2.048cm" draw:start-shape="id4" draw:start-glue-point="1" draw:end-shape="id5" draw:end-glue-point="3" svg:d="M23347 2048h698" svg:viewBox="0 0 699 1">
          <text:p/>
        </draw:connector>
        <draw:custom-shape draw:style-name="gr2" draw:text-style-name="P1" xml:id="id6" draw:id="id6" draw:layer="layout" svg:width="3.302cm" svg:height="3.556cm" svg:x="24.045cm" svg:y="5.588cm">
          <text:p text:style-name="P1">Update</text:p>
          <text:p text:style-name="P1">Model</text:p>
          <text:p text:style-name="P1">Valu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696cm" svg:y1="3.826cm" svg:x2="25.696cm" svg:y2="5.588cm" draw:start-shape="id5" draw:start-glue-point="2" draw:end-shape="id6" draw:end-glue-point="0" svg:d="M25696 3826v1762" svg:viewBox="0 0 1 1763">
          <text:p/>
        </draw:connector>
        <draw:custom-shape draw:style-name="gr4" draw:text-style-name="P3" xml:id="id7" draw:id="id7" draw:layer="layout" svg:width="3.302cm" svg:height="3.556cm" svg:x="20.065cm" svg:y="5.588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045cm" svg:y1="7.366cm" svg:x2="23.367cm" svg:y2="7.366cm" draw:start-shape="id6" draw:start-glue-point="3" draw:end-shape="id7" draw:end-glue-point="1" svg:d="M24045 7366h-678" svg:viewBox="0 0 679 1">
          <text:p/>
        </draw:connector>
        <draw:custom-shape draw:style-name="gr2" draw:text-style-name="P1" xml:id="id8" draw:id="id8" draw:layer="layout" svg:width="3.302cm" svg:height="3.556cm" svg:x="16.045cm" svg:y="5.588cm">
          <text:p text:style-name="P1">Invoke</text:p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65cm" svg:y1="7.366cm" svg:x2="19.347cm" svg:y2="7.366cm" draw:start-shape="id7" draw:start-glue-point="3" draw:end-shape="id8" draw:end-glue-point="1" svg:d="M20065 7366h-718" svg:viewBox="0 0 719 1">
          <text:p/>
        </draw:connector>
        <draw:custom-shape draw:style-name="gr4" draw:text-style-name="P3" xml:id="id9" draw:id="id9" draw:layer="layout" svg:width="3.302cm" svg:height="3.556cm" svg:x="12.065cm" svg:y="5.588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45cm" svg:y1="7.366cm" svg:x2="15.367cm" svg:y2="7.366cm" draw:start-shape="id8" draw:start-glue-point="3" draw:end-shape="id9" draw:end-glue-point="1" svg:d="M16045 7366h-678" svg:viewBox="0 0 679 1">
          <text:p/>
        </draw:connector>
        <draw:connector draw:style-name="gr3" draw:text-style-name="P1" draw:layer="layout" draw:type="line" svg:x1="2.153cm" svg:y1="2.043cm" svg:x2="8.027cm" svg:y2="2.048cm" draw:start-shape="id10" draw:end-shape="id1" draw:end-glue-point="3" svg:d="M2153 2043l5874 5" svg:viewBox="0 0 5875 6">
          <text:p/>
        </draw:connector>
        <draw:frame draw:style-name="gr1" draw:text-style-name="P2" xml:id="id11" draw:id="id11" draw:layer="layout" svg:width="2.407cm" svg:height="1.661cm" svg:x="0cm" svg:y="6.531cm">
          <draw:text-box>
            <text:p text:style-name="P1"><text:span text:style-name="T1">Portlet</text:span></text:p>
            <text:p text:style-name="P1"><text:span text:style-name="T1">Action</text:span></text:p>
            <text:p text:style-name="P1"><text:span text:style-name="T1">Response</text:span></text:p>
          </draw:text-box>
        </draw:frame>
        <draw:connector draw:style-name="gr3" draw:text-style-name="P1" draw:layer="layout" draw:type="line" svg:x1="12.065cm" svg:y1="7.366cm" svg:x2="2.407cm" svg:y2="7.361cm" draw:start-shape="id9" draw:start-glue-point="3" draw:end-shape="id11" draw:end-glue-point="1" svg:d="M12065 7366l-9658-5" svg:viewBox="0 0 9659 6">
          <text:p/>
        </draw:connector>
        <draw:custom-shape draw:style-name="gr5" draw:text-style-name="P1" draw:layer="layout" svg:width="4.318cm" svg:height="8.89cm" svg:x="3.011cm" svg:y="0.254cm">
          <text:p text:style-name="P1">Bridge</text:p>
          <text:p text:style-name="P1">Action</text:p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6" draw:text-style-name="P1" xml:id="id12" draw:id="id12" draw:layer="layout" draw:line-skew="-1.021cm" svg:x1="17.696cm" svg:y1="3.826cm" svg:x2="9.71cm" svg:y2="7.366cm" draw:start-shape="id3" draw:start-glue-point="2" svg:d="M17696 3826v1000h-7986v2540" svg:viewBox="0 0 7987 3541">
          <text:p/>
        </draw:connector>
        <draw:connector draw:style-name="gr6" draw:text-style-name="P1" draw:layer="layout" draw:line-skew="0.182cm" svg:x1="21.716cm" svg:y1="9.144cm" svg:x2="9.71cm" svg:y2="7.366cm" draw:start-shape="id7" draw:start-glue-point="2" draw:end-shape="id12" draw:end-glue-point="3" svg:d="M21716 9144v683h-12006v-2461" svg:viewBox="0 0 12007 2462">
          <text:p/>
        </draw:connector>
        <draw:frame draw:style-name="gr7" draw:text-style-name="P4" draw:layer="layout" svg:width="6.839cm" svg:height="0.645cm" svg:x="10.53cm" svg:y="4.181cm">
          <draw:text-box>
            <text:p><text:span text:style-name="T3">Render Response / Response Complete</text:span></text:p>
          </draw:text-box>
        </draw:frame>
        <draw:frame draw:style-name="gr7" draw:text-style-name="P4" draw:layer="layout" svg:width="9.981cm" svg:height="0.645cm" svg:x="11.693cm" svg:y="9.27cm">
          <draw:text-box>
            <text:p><text:span text:style-name="T4">Conversion Errors</text:span><text:span text:style-name="T3"> / Render Response / Response Complete</text:span></text:p>
          </draw:text-box>
        </draw:frame>
        <draw:frame draw:style-name="gr7" draw:text-style-name="P4" draw:layer="layout" svg:width="12.872cm" svg:height="0.645cm" svg:x="15.001cm" svg:y="9.991cm">
          <draw:text-box>
            <text:p><text:span text:style-name="T4">Validation Errors / Conversion Errors</text:span><text:span text:style-name="T3"> / Render Response / Response</text:span><text:span text:style-name="T3"> Complete</text:span></text:p>
          </draw:text-box>
        </draw:frame>
        <draw:connector draw:style-name="gr8" draw:text-style-name="P1" draw:layer="layout" svg:x1="27.347cm" svg:y1="2.048cm" svg:x2="9.682cm" svg:y2="10.572cm" draw:start-shape="id5" draw:start-glue-point="1" svg:d="M27347 2048h501v8524h-18166" svg:viewBox="0 0 18167 8525">
          <text:p/>
        </draw:connector>
        <draw:connector draw:style-name="gr9" draw:text-style-name="P1" draw:layer="layout" draw:type="line" svg:x1="9.71cm" svg:y1="9.81cm" svg:x2="9.71cm" svg:y2="10.572cm" svg:d="M9710 9810v762" svg:viewBox="0 0 1 763">
          <text:p/>
        </draw:connector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6-10-19T14:32:49.432981000</dc:date>
    <meta:editing-duration>PT42M48S</meta:editing-duration>
    <meta:editing-cycles>5</meta:editing-cycles>
    <meta:generator>LibreOffice/4.2.6.3$MacOSX_x86 LibreOffice_project/3fd416d4c6db7d3204c17ce57a1d70f6e531ee21</meta:generator>
    <meta:document-statistic meta:object-count="52"/>
  </office:meta>
</office:document-meta>
</file>